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89cm"/>
    </style:style>
    <style:style style:name="gr5" style:family="graphic" style:parent-style-name="objectwithoutfill">
      <style:graphic-properties svg:stroke-width="0.106cm" svg:stroke-color="#0084d1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objectwithoutfill">
      <style:graphic-properties svg:stroke-width="0.106cm" svg:stroke-color="#00458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textarea-horizontal-align="left" draw:auto-grow-height="true" draw:auto-grow-width="true" fo:min-height="0.712cm" fo:min-width="0.5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objectwithoutfill">
      <style:graphic-properties draw:stroke="dash" draw:stroke-dash="Dashed_20__28_var_29_" svg:stroke-width="0.106cm" svg:stroke-color="#ff9900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draw:stroke="dash" draw:stroke-dash="Dashed_20__28_var_29_" svg:stroke-width="0.106cm" svg:stroke-color="#ff9900" draw:marker-start-width="0.359cm" draw:marker-end-width="0.359cm" svg:stroke-linecap="butt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8cm"/>
    </style:style>
    <style:style style:name="gr15" style:family="graphic" style:parent-style-name="objectwithoutfill">
      <style:graphic-properties svg:stroke-width="0.106cm" svg:stroke-color="#0066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1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84d1"/>
    </style:style>
    <style:style style:name="P4" style:family="paragraph">
      <style:paragraph-properties fo:text-align="center"/>
      <style:text-properties fo:color="#004586"/>
    </style:style>
    <style:style style:name="P5" style:family="paragraph">
      <style:text-properties fo:color="#006699"/>
    </style:style>
    <style:style style:name="P6" style:family="paragraph">
      <style:paragraph-properties fo:text-align="center"/>
      <style:text-properties fo:color="#006699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 fo:font-weight="bold" style:font-weight-asian="bold" style:font-weight-complex="bold"/>
    </style:style>
    <style:style style:name="T3" style:family="text">
      <style:text-properties fo:color="#000066" fo:font-weight="bold" style:font-weight-asian="bold" style:font-weight-complex="bold"/>
    </style:style>
    <style:style style:name="T4" style:family="text">
      <style:text-properties fo:color="#336600" fo:font-weight="bold" style:font-weight-asian="bold" style:font-weight-complex="bold"/>
    </style:style>
    <style:style style:name="T5" style:family="text">
      <style:text-properties fo:color="#4b1f6f" fo:font-weight="bold" style:font-weight-asian="bold" style:font-weight-complex="bold"/>
    </style:style>
    <style:style style:name="T6" style:family="text">
      <style:text-properties fo:color="#660066" fo:font-weight="bold" style:font-weight-asian="bold" style:font-weight-complex="bold"/>
    </style:style>
    <style:style style:name="T7" style:family="text">
      <style:text-properties fo:color="#0084d1"/>
    </style:style>
    <style:style style:name="T8" style:family="text">
      <style:text-properties fo:color="#004586"/>
    </style:style>
    <style:style style:name="T9" style:family="text">
      <style:text-properties fo:color="#006699"/>
    </style:style>
    <style:style style:name="T10" style:family="text">
      <style:text-properties fo:color="#006699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97cm" svg:height="0.962cm" svg:x="4.62cm" svg:y="1.115cm">
            <draw:text-box>
              <text:p><text:span text:style-name="T1">&lt;</text:span><text:span text:style-name="T2">Phonebook </text:span><text:span text:style-name="T1">{</text:span><text:span text:style-name="T3">phonebook</text:span><text:span text:style-name="T1">}/&gt;</text:span></text:p>
            </draw:text-box>
          </draw:frame>
          <draw:frame draw:style-name="gr2" draw:text-style-name="P1" draw:layer="layout" svg:width="9.357cm" svg:height="1.06cm" svg:x="0.939cm" svg:y="8.066cm">
            <draw:text-box>
              <text:p><text:span text:style-name="T1">&lt;</text:span><text:span text:style-name="T2">Contact </text:span><text:span text:style-name="T1">{{</text:span><text:span text:style-name="T4">name</text:span><text:span text:style-name="T1">, </text:span><text:span text:style-name="T5">number</text:span><text:span text:style-name="T1">}}/&gt;</text:span></text:p>
            </draw:text-box>
          </draw:frame>
          <draw:frame draw:style-name="gr3" draw:text-style-name="P1" draw:layer="layout" svg:width="15.618cm" svg:height="0.962cm" svg:x="2.001cm" svg:y="4.707cm">
            <draw:text-box>
              <text:p><text:span text:style-name="T1">&lt;</text:span><text:span text:style-name="T2">Contacts </text:span><text:span text:style-name="T1">{[{</text:span><text:span text:style-name="T4">name</text:span><text:span text:style-name="T1">, </text:span><text:span text:style-name="T6">number</text:span><text:span text:style-name="T1">}, {</text:span><text:span text:style-name="T4">name</text:span><text:span text:style-name="T1">, </text:span><text:span text:style-name="T6">number</text:span><text:span text:style-name="T1">}]}/&gt;</text:span></text:p>
            </draw:text-box>
          </draw:frame>
          <draw:frame draw:style-name="gr4" draw:text-style-name="P1" draw:layer="layout" svg:width="9.289cm" svg:height="0.962cm" svg:x="9.637cm" svg:y="9.75cm">
            <draw:text-box>
              <text:p><text:span text:style-name="T1">&lt;</text:span><text:span text:style-name="T2">Contact </text:span><text:span text:style-name="T1">{{</text:span><text:span text:style-name="T4">name</text:span><text:span text:style-name="T1">, </text:span><text:span text:style-name="T5">number</text:span><text:span text:style-name="T1">}}/&gt;</text:span></text:p>
            </draw:text-box>
          </draw:frame>
          <draw:g>
            <draw:path draw:style-name="gr5" draw:text-style-name="P2" draw:layer="layout" svg:width="2.502cm" svg:height="0.858cm" svg:x="6.776cm" svg:y="6.22cm" svg:viewBox="0 0 2503 859" svg:d="M0 429c1619-1173 2503 430 2503 430">
              <text:p/>
            </draw:path>
            <draw:path draw:style-name="gr6" draw:text-style-name="P2" draw:layer="layout" svg:width="2.502cm" svg:height="0.862cm" svg:x="6.776cm" svg:y="6.649cm" svg:viewBox="0 0 2503 863" svg:d="M0 0c1134 1646 2503 431 2503 431">
              <text:p/>
            </draw:path>
            <draw:frame draw:style-name="gr7" draw:text-style-name="P3" draw:layer="layout" svg:width="0.853cm" svg:height="0.962cm" draw:transform="rotate (-0.170344134995801) translate (7.691cm 6.345cm)">
              <draw:text-box>
                <text:p text:style-name="P2"><text:span text:style-name="T7">0</text:span></text:p>
              </draw:text-box>
            </draw:frame>
          </draw:g>
          <draw:g>
            <draw:path draw:style-name="gr8" draw:text-style-name="P2" draw:layer="layout" svg:width="2.539cm" svg:height="0.635cm" svg:x="9.403cm" svg:y="2.779cm" svg:viewBox="0 0 2540 636" svg:d="M0 636c1397-1430 2540 0 2540 0">
              <text:p/>
            </draw:path>
            <draw:path draw:style-name="gr8" draw:text-style-name="P2" draw:layer="layout" svg:width="2.539cm" svg:height="0.635cm" svg:x="9.403cm" svg:y="3.415cm" svg:viewBox="0 0 2540 636" svg:d="M0 0c1397 1430 2540 0 2540 0">
              <text:p/>
            </draw:path>
            <draw:frame draw:style-name="gr9" draw:text-style-name="P4" draw:layer="layout" svg:width="1.031cm" svg:height="0.962cm" svg:x="10.212cm" svg:y="2.899cm">
              <draw:text-box>
                <text:p text:style-name="P2"><text:span text:style-name="T8">[ ]</text:span></text:p>
              </draw:text-box>
            </draw:frame>
          </draw:g>
          <draw:g>
            <draw:path draw:style-name="gr5" draw:text-style-name="P2" draw:layer="layout" svg:width="2.526cm" svg:height="0.767cm" svg:x="12.955cm" svg:y="6.851cm" svg:viewBox="0 0 2527 768" svg:d="M0 768c1245-1563 2527-256 2527-256">
              <text:p/>
            </draw:path>
            <draw:path draw:style-name="gr5" draw:text-style-name="P2" draw:layer="layout" svg:width="2.526cm" svg:height="0.766cm" svg:x="12.955cm" svg:y="7.363cm" svg:viewBox="0 0 2527 767" svg:d="M0 257c1534 1281 2527-257 2527-257">
              <text:p/>
            </draw:path>
            <draw:frame draw:style-name="gr10" draw:text-style-name="P3" draw:layer="layout" svg:width="0.853cm" svg:height="0.962cm" draw:transform="rotate (0.101229096615652) translate (13.756cm 7.082cm)">
              <draw:text-box>
                <text:p text:style-name="P2"><text:span text:style-name="T7">1</text:span></text:p>
              </draw:text-box>
            </draw:frame>
          </draw:g>
          <draw:line draw:style-name="gr11" draw:text-style-name="P2" draw:layer="layout" svg:x1="12.379cm" svg:y1="1.985cm" svg:x2="11.841cm" svg:y2="3.016cm">
            <text:p/>
          </draw:line>
          <draw:line draw:style-name="gr11" draw:text-style-name="P2" draw:layer="layout" svg:x1="9.498cm" svg:y1="2.941cm" svg:x2="9.196cm" svg:y2="2.03cm">
            <text:p/>
          </draw:line>
          <draw:line draw:style-name="gr11" draw:text-style-name="P2" draw:layer="layout" svg:x1="6.482cm" svg:y1="4.783cm" svg:x2="9.398cm" svg:y2="3.666cm">
            <text:p/>
          </draw:line>
          <draw:line draw:style-name="gr11" draw:text-style-name="P2" draw:layer="layout" svg:x1="15.499cm" svg:y1="4.783cm" svg:x2="11.976cm" svg:y2="3.644cm">
            <text:p/>
          </draw:line>
          <draw:line draw:style-name="gr12" draw:text-style-name="P2" draw:layer="layout" svg:x1="9.384cm" svg:y1="6.873cm" svg:x2="10.55cm" svg:y2="5.691cm">
            <text:p/>
          </draw:line>
          <draw:line draw:style-name="gr12" draw:text-style-name="P2" draw:layer="layout" svg:x1="6.736cm" svg:y1="6.434cm" svg:x2="6.18cm" svg:y2="5.666cm">
            <text:p/>
          </draw:line>
          <draw:line draw:style-name="gr12" draw:text-style-name="P2" draw:layer="layout" svg:x1="4.704cm" svg:y1="8.212cm" svg:x2="6.736cm" svg:y2="6.815cm">
            <text:p/>
          </draw:line>
          <draw:line draw:style-name="gr12" draw:text-style-name="P2" draw:layer="layout" svg:x1="8.961cm" svg:y1="8.174cm" svg:x2="9.11cm" svg:y2="7.353cm">
            <text:p/>
          </draw:line>
          <draw:line draw:style-name="gr12" draw:text-style-name="P2" draw:layer="layout" svg:x1="12.926cm" svg:y1="7.353cm" svg:x2="11.333cm" svg:y2="5.642cm">
            <text:p/>
          </draw:line>
          <draw:line draw:style-name="gr12" draw:text-style-name="P2" draw:layer="layout" svg:x1="15.419cm" svg:y1="7.006cm" svg:x2="15.789cm" svg:y2="5.666cm">
            <text:p/>
          </draw:line>
          <draw:frame draw:style-name="gr13" draw:text-style-name="P1" draw:layer="layout" svg:width="6.611cm" svg:height="0.962cm" svg:x="0.884cm" svg:y="11.79cm">
            <draw:text-box>
              <text:p><text:span text:style-name="T1">&lt;</text:span><text:span text:style-name="T2">TextInput </text:span><text:span text:style-name="T1">{</text:span><text:span text:style-name="T4">name</text:span><text:span text:style-name="T1">}/&gt;</text:span></text:p>
            </draw:text-box>
          </draw:frame>
          <draw:frame draw:style-name="gr14" draw:text-style-name="P1" draw:layer="layout" svg:width="7.28cm" svg:height="0.962cm" svg:x="3.685cm" svg:y="13.147cm">
            <draw:text-box>
              <text:p><text:span text:style-name="T1">&lt;</text:span><text:span text:style-name="T2">TextInput </text:span><text:span text:style-name="T1">{</text:span><text:span text:style-name="T5">number</text:span><text:span text:style-name="T1">}/&gt;</text:span></text:p>
            </draw:text-box>
          </draw:frame>
          <draw:g>
            <draw:path draw:style-name="gr15" draw:text-style-name="P2" draw:layer="layout" svg:width="2.539cm" svg:height="0.635cm" svg:x="4.148cm" svg:y="9.941cm" svg:viewBox="0 0 2540 636" svg:d="M0 636c1397-1430 2540 0 2540 0">
              <text:p/>
            </draw:path>
            <draw:path draw:style-name="gr15" draw:text-style-name="P2" draw:layer="layout" svg:width="2.539cm" svg:height="0.635cm" svg:x="4.148cm" svg:y="10.577cm" svg:viewBox="0 0 2540 636" svg:d="M0 0c1397 1430 2540 0 2540 0">
              <text:p/>
            </draw:path>
            <draw:frame draw:style-name="gr16" draw:text-style-name="P5" draw:layer="layout" svg:width="2.09cm" svg:height="0.962cm" svg:x="4.388cm" svg:y="10.041cm">
              <draw:text-box>
                <text:p text:style-name="P2"><text:span text:style-name="T9">name</text:span></text:p>
              </draw:text-box>
            </draw:frame>
          </draw:g>
          <draw:g>
            <draw:path draw:style-name="gr15" draw:text-style-name="P2" draw:layer="layout" svg:width="2.528cm" svg:height="0.758cm" draw:transform="rotate (-0.0635299847737676) translate (7.15240876251363cm 10.4479332844116cm)" svg:viewBox="0 0 2529 759" svg:d="M0 759c1256-1555 2529-239 2529-239">
              <text:p/>
            </draw:path>
            <draw:path draw:style-name="gr15" draw:text-style-name="P2" draw:layer="layout" svg:width="2.528cm" svg:height="0.756cm" draw:transform="rotate (-0.0635299847737676) translate (7.1193755517377cm 10.9670328478602cm)" svg:viewBox="0 0 2529 757" svg:d="M0 239c1525 1292 2529-239 2529-239">
              <text:p/>
            </draw:path>
            <draw:frame draw:style-name="gr17" draw:text-style-name="P6" draw:layer="layout" svg:width="2.415cm" svg:height="0.882cm" draw:transform="rotate (0.030543261909895) translate (7.199cm 10.669cm)">
              <draw:text-box>
                <text:p text:style-name="P2"><text:span text:style-name="T10">number</text:span></text:p>
              </draw:text-box>
            </draw:frame>
          </draw:g>
          <draw:line draw:style-name="gr12" draw:text-style-name="P2" draw:layer="layout" svg:x1="4.343cm" svg:y1="10.173cm" svg:x2="4.684cm" svg:y2="8.95cm">
            <text:p/>
          </draw:line>
          <draw:line draw:style-name="gr12" draw:text-style-name="P2" draw:layer="layout" svg:x1="6.55cm" svg:y1="10.153cm" svg:x2="6.224cm" svg:y2="8.95cm">
            <text:p/>
          </draw:line>
          <draw:line draw:style-name="gr12" draw:text-style-name="P2" draw:layer="layout" svg:x1="6.611cm" svg:y1="10.97cm" svg:x2="6.305cm" svg:y2="11.89cm">
            <text:p/>
          </draw:line>
          <draw:line draw:style-name="gr12" draw:text-style-name="P2" draw:layer="layout" svg:x1="4.363cm" svg:y1="11.032cm" svg:x2="4.793cm" svg:y2="11.89cm">
            <text:p/>
          </draw:line>
          <draw:line draw:style-name="gr12" draw:text-style-name="P2" draw:layer="layout" svg:x1="7.122cm" svg:y1="10.95cm" svg:x2="6.791cm" svg:y2="8.95cm">
            <text:p/>
          </draw:line>
          <draw:line draw:style-name="gr12" draw:text-style-name="P2" draw:layer="layout" svg:x1="9.43cm" svg:y1="10.755cm" svg:x2="8.787cm" svg:y2="8.919cm">
            <text:p/>
          </draw:line>
          <draw:line draw:style-name="gr12" draw:text-style-name="P2" draw:layer="layout" svg:x1="7.208cm" svg:y1="11.467cm" svg:x2="7.674cm" svg:y2="13.198cm">
            <text:p/>
          </draw:line>
          <draw:line draw:style-name="gr12" draw:text-style-name="P2" draw:layer="layout" svg:x1="9.615cm" svg:y1="11.338cm" svg:x2="9.84cm" svg:y2="13.177cm">
            <text:p/>
          </draw:line>
          <draw:line draw:style-name="gr12" draw:text-style-name="P2" draw:layer="layout" svg:x1="13.182cm" svg:y1="9.763cm" svg:x2="13.171cm" svg:y2="8.007cm">
            <text:p/>
          </draw:line>
          <draw:line draw:style-name="gr12" draw:text-style-name="P2" draw:layer="layout" svg:x1="17.527cm" svg:y1="9.813cm" svg:x2="15.439cm" svg:y2="7.701cm">
            <text:p/>
          </draw:line>
          <draw:frame draw:style-name="gr13" draw:text-style-name="P1" draw:layer="layout" svg:width="6.611cm" svg:height="0.962cm" svg:x="8.979cm" svg:y="14.315cm">
            <draw:text-box>
              <text:p><text:span text:style-name="T1">&lt;</text:span><text:span text:style-name="T2">TextInput </text:span><text:span text:style-name="T1">{</text:span><text:span text:style-name="T4">name</text:span><text:span text:style-name="T1">}/&gt;</text:span></text:p>
            </draw:text-box>
          </draw:frame>
          <draw:frame draw:style-name="gr14" draw:text-style-name="P1" draw:layer="layout" svg:width="7.28cm" svg:height="0.962cm" svg:x="12.41cm" svg:y="15.449cm">
            <draw:text-box>
              <text:p><text:span text:style-name="T1">&lt;</text:span><text:span text:style-name="T2">TextInput </text:span><text:span text:style-name="T1">{</text:span><text:span text:style-name="T5">number</text:span><text:span text:style-name="T1">}/&gt;</text:span></text:p>
            </draw:text-box>
          </draw:frame>
          <draw:g>
            <draw:path draw:style-name="gr15" draw:text-style-name="P2" draw:layer="layout" svg:width="2.539cm" svg:height="0.635cm" draw:transform="rotate (-0.0883136601520829) translate (12.805043844211cm 11.6414659542449cm)" svg:viewBox="0 0 2540 636" svg:d="M0 636c1397-1430 2540 0 2540 0">
              <text:p/>
            </draw:path>
            <draw:path draw:style-name="gr15" draw:text-style-name="P2" draw:layer="layout" svg:width="2.539cm" svg:height="0.635cm" draw:transform="rotate (-0.0883136601520829) translate (12.7489542042828cm 12.2749324410049cm)" svg:viewBox="0 0 2540 636" svg:d="M0 0c1397 1430 2540 0 2540 0">
              <text:p/>
            </draw:path>
            <draw:frame draw:style-name="gr16" draw:text-style-name="P5" draw:layer="layout" svg:width="2.09cm" svg:height="0.962cm" draw:transform="rotate (-0.0883136601520829) translate (13.035cm 11.762cm)">
              <draw:text-box>
                <text:p text:style-name="P2"><text:span text:style-name="T9">name</text:span></text:p>
              </draw:text-box>
            </draw:frame>
          </draw:g>
          <draw:g>
            <draw:path draw:style-name="gr15" draw:text-style-name="P2" draw:layer="layout" svg:width="2.528cm" svg:height="0.758cm" svg:x="15.748cm" svg:y="12.154cm" svg:viewBox="0 0 2529 759" svg:d="M0 759c1256-1555 2529-239 2529-239">
              <text:p/>
            </draw:path>
            <draw:path draw:style-name="gr15" draw:text-style-name="P2" draw:layer="layout" svg:width="2.528cm" svg:height="0.756cm" svg:x="15.748cm" svg:y="12.675cm" svg:viewBox="0 0 2529 757" svg:d="M0 239c1525 1292 2529-239 2529-239">
              <text:p/>
            </draw:path>
            <draw:frame draw:style-name="gr17" draw:text-style-name="P6" draw:layer="layout" svg:width="2.415cm" svg:height="0.882cm" draw:transform="rotate (0.0940732466824766) translate (15.808cm 12.372cm)">
              <draw:text-box>
                <text:p text:style-name="P2"><text:span text:style-name="T10">number</text:span></text:p>
              </draw:text-box>
            </draw:frame>
          </draw:g>
          <draw:line draw:style-name="gr12" draw:text-style-name="P2" draw:layer="layout" svg:x1="12.967cm" svg:y1="11.808cm" svg:x2="13.416cm" svg:y2="10.664cm">
            <text:p/>
          </draw:line>
          <draw:line draw:style-name="gr12" draw:text-style-name="P2" draw:layer="layout" svg:x1="15.133cm" svg:y1="12.033cm" svg:x2="14.908cm" svg:y2="10.664cm">
            <text:p/>
          </draw:line>
          <draw:line draw:style-name="gr12" draw:text-style-name="P2" draw:layer="layout" svg:x1="15.112cm" svg:y1="12.85cm" svg:x2="14.499cm" svg:y2="14.505cm">
            <text:p/>
          </draw:line>
          <draw:line draw:style-name="gr12" draw:text-style-name="P2" draw:layer="layout" svg:x1="12.803cm" svg:y1="12.666cm" svg:x2="12.967cm" svg:y2="14.464cm">
            <text:p/>
          </draw:line>
          <draw:line draw:style-name="gr12" draw:text-style-name="P2" draw:layer="layout" svg:x1="15.786cm" svg:y1="12.585cm" svg:x2="15.491cm" svg:y2="10.682cm">
            <text:p/>
          </draw:line>
          <draw:line draw:style-name="gr12" draw:text-style-name="P2" draw:layer="layout" svg:x1="18.014cm" svg:y1="12.258cm" svg:x2="17.544cm" svg:y2="10.725cm">
            <text:p/>
          </draw:line>
          <draw:line draw:style-name="gr12" draw:text-style-name="P2" draw:layer="layout" svg:x1="15.889cm" svg:y1="13.198cm" svg:x2="16.42cm" svg:y2="15.588cm">
            <text:p/>
          </draw:line>
          <draw:line draw:style-name="gr12" draw:text-style-name="P2" draw:layer="layout" svg:x1="18.198cm" svg:y1="12.993cm" svg:x2="18.525cm" svg:y2="15.6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74cm" fo:page-height="17.5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sa Karvonen</meta:initial-creator>
    <meta:creation-date>2016-02-28T21:46:09</meta:creation-date>
    <dc:date>2016-02-29T06:58:54</dc:date>
    <dc:creator>Vesa Karvonen</dc:creator>
    <meta:editing-duration>PT1H22M34S</meta:editing-duration>
    <meta:editing-cycles>10</meta:editing-cycles>
    <meta:generator>OpenOffice/4.1.2$Unix OpenOffice.org_project/412m3$Build-9782</meta:generator>
    <meta:document-statistic meta:object-count="65"/>
  </office:meta>
</office:document-meta>
</file>